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.0972in" style:contextual-spacing="false" fo:line-height="115%"/>
    </style:style>
    <style:style style:name="P2" style:family="paragraph" style:parent-style-name="Heading_20_1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Heading_20_3">
      <style:paragraph-properties fo:margin-top="0in" fo:margin-bottom="0.0972in" style:contextual-spacing="false" fo:line-height="115%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>
      <style:paragraph-properties fo:margin-left="0in" fo:margin-right="0in" fo:text-indent="0in" style:auto-text-indent="false"/>
    </style:style>
    <style:style style:name="P16" style:family="paragraph" style:parent-style-name="Text_20_body" style:list-style-name="L10"/>
    <style:style style:name="T1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vo je kompletna, ažurirana verzija dokumentacije koja odražava trenutno stanje projekta (DJ Tour Manager), uključujući sve napredne SQL koncepte (okidače, poglede, procedure) i "bulletproof" rješenja koja smo implementirali.</text:p>
      <text:p text:style-name="Text_20_body">Možeš kopirati ovaj tekst u Word ili LaTeX i predati ga kao završni dokument.</text:p>
      <text:p text:style-name="P1"/>
      <text:h text:style-name="P2" text:outline-level="1">DOKUMENTACIJA PROJEKTA</text:h>
      <text:p text:style-name="Text_20_body"><text:span text:style-name="Strong_20_Emphasis">Tema:</text:span> DJ Tour Manager - Sustav za upravljanje glazbenim turnejama, financijsku analizu i prostornu evidenciju<text:line-break/><text:span text:style-name="Strong_20_Emphasis">Student:</text:span> [Tvoje Ime i Prezime]<text:line-break/><text:span text:style-name="Strong_20_Emphasis">JMBAG:</text:span> [Tvoj JMBAG]<text:line-break/><text:span text:style-name="Strong_20_Emphasis">Kolegij:</text:span> [Naziv kolegija]<text:line-break/><text:span text:style-name="Strong_20_Emphasis">Datum:</text:span> Siječanj, 2025.</text:p>
      <text:p text:style-name="P1"/>
      <text:h text:style-name="P3" text:outline-level="2">1. Opis aplikacijske domene</text:h>
      <text:p text:style-name="Text_20_body">Cilj ovog projekta je razvoj geografskog informacijskog sustava (GIS) pod nazivom <text:span text:style-name="Strong_20_Emphasis">"DJ Tour Manager"</text:span>. Aplikacija je specifično dizajnirana za potrebe glazbenih izvođača, booking agenata i menadžera turneja.</text:p>
      <text:p text:style-name="Text_20_body">Upravljanje turnejom uključuje složenu logistiku koja nadilazi jednostavnu vremensku evidenciju. Ključni izazovi u domeni uključuju:</text:p>
      <text:list text:style-name="L1">
        <text:list-item>
          <text:p text:style-name="P4"><text:span text:style-name="Strong_20_Emphasis">Prostornu optimizaciju:</text:span> Vizualizacija rute putovanja kako bi se smanjili troškovi prijevoza.</text:p>
        </text:list-item>
        <text:list-item>
          <text:p text:style-name="P4"><text:span text:style-name="Strong_20_Emphasis">Administrativnu pripadnost:</text:span> Automatsko određivanje poreznih ili administrativnih regija (županija) u kojima se nastup održava.</text:p>
        </text:list-item>
        <text:list-item>
          <text:p text:style-name="P4"><text:span text:style-name="Strong_20_Emphasis">Financijsku analitiku:</text:span> Praćenje profitabilnosti po geografskim područjima (npr. "Je li isplativije svirati u Dalmaciji ili Zagorju?").</text:p>
        </text:list-item>
      </text:list>
      <text:p text:style-name="Text_20_body">Sustav omogućuje unos lokacija nastupa (klubovi, festivali), automatsku detekciju regije temeljem GPS koordinata, izračun neto zarade te generiranje vizualne rute turneje.</text:p>
      <text:p text:style-name="Text_20_body"><text:span text:style-name="Strong_20_Emphasis">Motivacija za odabir tehnologije:</text:span><text:line-break/>Za realizaciju projekta odabrana je baza podataka <text:span text:style-name="Strong_20_Emphasis">PostgreSQL</text:span> s proširenjem <text:span text:style-name="Strong_20_Emphasis">PostGIS</text:span>. Standardne relacijske baze ne mogu efikasno izvoditi operacije poput "Pronađi u kojem se poligonu nalazi ova točka" ili "Izračunaj ukupnu duljinu linije koja spaja 10 točaka". PostGIS je industrijski standard koji te operacije izvodi nativno i brzo. Za aplikacijsko sučelje odabran je <text:span text:style-name="Strong_20_Emphasis">Python (Flask)</text:span> zbog robusnih GIS biblioteka, a za vizualizaciju <text:span text:style-name="Strong_20_Emphasis">Leaflet.js</text:span>.</text:p>
      <text:p text:style-name="P1"/>
      <text:h text:style-name="P3" text:outline-level="2">2. Teorijski uvod</text:h>
      <text:p text:style-name="Text_20_body">Projekt se temelji na principima <text:span text:style-name="Strong_20_Emphasis">Objektno-relacijskih baza podataka</text:span> s naglaskom na prostornu komponentu i koncept aktivnih baza podataka.</text:p>
      <text:h text:style-name="P5" text:outline-level="3"><text:soft-page-break/>2.1. Prostorni podaci i OGC Standardi</text:h>
      <text:p text:style-name="P6">PostGIS implementira standarde <text:span text:style-name="T1">Open Geospatial Consortium (OGC)</text:span> za "Simple Feature Access". U projektu se koriste tri osnovna geometrijska primitiva:</text:p>
      <text:list text:style-name="L2">
        <text:list-item>
          <text:p text:style-name="P7"><text:span text:style-name="Strong_20_Emphasis">POINT (Točka):</text:span> Predstavlja lokaciju kluba (geografska širina i dužina).</text:p>
        </text:list-item>
        <text:list-item>
          <text:p text:style-name="P7"><text:span text:style-name="Strong_20_Emphasis">POLYGON (Poligon):</text:span> Predstavlja granice administrativne regije (županije).</text:p>
        </text:list-item>
        <text:list-item>
          <text:p text:style-name="P7"><text:span text:style-name="Strong_20_Emphasis">LINESTRING (Linija):</text:span> Predstavlja putanju turneje koja povezuje točke nastupa.</text:p>
        </text:list-item>
      </text:list>
      <text:p text:style-name="Text_20_body">Podaci se pohranjuju u koordinatnom sustavu <text:span text:style-name="Strong_20_Emphasis">WGS 84 (SRID 4326)</text:span>, koji je standard za GPS i web mapiranje.</text:p>
      <text:h text:style-name="P5" text:outline-level="3">2.2. Prostorno indeksiranje (GIST)</text:h>
      <text:p text:style-name="Text_20_body">Za razliku od B-stablo indeksa koji se koriste za jednodimenzionalne podatke (brojevi, tekst), prostorni podaci zahtijevaju indeksiranje u dvije dimenzije. Korišten je <text:span text:style-name="Strong_20_Emphasis">GIST (Generalized Search Tree)</text:span> indeks. On omogućuje brzo pretraživanje prostora aproksimacijom geometrija pomoću pravokutnika (Bounding Box).</text:p>
      <text:h text:style-name="P5" text:outline-level="3">2.3. Aktivna baza podataka</text:h>
      <text:p text:style-name="Text_20_body">Sustav je dizajniran kao "aktivna baza". To znači da se poslovna logika (npr. provjera zauzetosti termina, izračun poreza, geo-lociranje) ne izvodi u Python kodu, već unutar same baze putem <text:span text:style-name="Strong_20_Emphasis">Okidača (Triggers)</text:span> i <text:span text:style-name="Strong_20_Emphasis">Pohranjenih procedura</text:span>. Time se osigurava integritet podataka bez obzira na to koja aplikacija pristupa bazi.</text:p>
      <text:p text:style-name="P1"/>
      <text:h text:style-name="P3" text:outline-level="2">3. Model baze podataka</text:h>
      <text:p text:style-name="Text_20_body">Model se sastoji od pet entiteta povezanih relacijama i prostornim odnosima.</text:p>
      <text:p text:style-name="Text_20_body"><text:span text:style-name="Strong_20_Emphasis">(Ovdje umetnuti sliku ER dijagrama)</text:span></text:p>
      <text:p text:style-name="Text_20_body"><text:span text:style-name="Strong_20_Emphasis">Opis entiteta:</text:span></text:p>
      <text:list text:style-name="L3">
        <text:list-item>
          <text:p text:style-name="P8"><text:span text:style-name="Strong_20_Emphasis">regija</text:span>: Sadrži geometriju poligona (granice županija).</text:p>
          <text:list>
            <text:list-item>
              <text:p text:style-name="P8">Atributi: id, naziv, geom.</text:p>
            </text:list-item>
          </text:list>
        </text:list-item>
        <text:list-item>
          <text:p text:style-name="P8"><text:span text:style-name="Strong_20_Emphasis">kategorija</text:span>: Šifarnik vrsta nastupa s definicijom boje za prikaz na mapi.</text:p>
          <text:list>
            <text:list-item>
              <text:p text:style-name="P8">Atributi: id, naziv, boja.</text:p>
            </text:list-item>
          </text:list>
        </text:list-item>
        <text:list-item>
          <text:p text:style-name="P8"><text:span text:style-name="Strong_20_Emphasis">lokacija</text:span>: Središnji entitet sustava.</text:p>
          <text:list>
            <text:list-item>
              <text:p text:style-name="P8">Atributi: naziv_mjesta, honorar, datum_nastupa, tsv (vektor za full-text pretragu).</text:p>
            </text:list-item>
            <text:list-item>
              <text:p text:style-name="P8">Vanjski ključevi: kategorija_id, regija_id.</text:p>
            </text:list-item>
            <text:list-item>
              <text:p text:style-name="P8">Prostorni atribut: geom (Point).</text:p>
            </text:list-item>
          </text:list>
        </text:list-item>
        <text:list-item>
          <text:p text:style-name="P8"><text:span text:style-name="Strong_20_Emphasis">turneja</text:span>: Agregirani entitet koji čuva generiranu rutu.</text:p>
          <text:list>
            <text:list-item>
              <text:p text:style-name="P8">Prostorni atribut: geom (LineString).</text:p>
            </text:list-item>
          </text:list>
        </text:list-item>
        <text:list-item>
          <text:p text:style-name="P8"><text:span text:style-name="Strong_20_Emphasis">arhiva_gaza</text:span>: Tablica za pohranu starih podataka (implementacija procedure arhiviranja).</text:p>
        </text:list-item>
      </text:list>
      <text:p text:style-name="P1"><text:soft-page-break/></text:p>
      <text:h text:style-name="P3" text:outline-level="2">4. Implementacija i SQL Objekti</text:h>
      <text:p text:style-name="Text_20_body">Implementacija demonstrira napredno korištenje proceduralnog jezika <text:span text:style-name="Strong_20_Emphasis">PL/pgSQL</text:span>.</text:p>
      <text:h text:style-name="P5" text:outline-level="3">4.1. Okidači (Triggers) - Automatizacija</text:h>
      <text:p text:style-name="Text_20_body">Najvažniji dio sustava je okidač trg_prije_unosa_lokacije.</text:p>
      <text:list text:style-name="L4">
        <text:list-item>
          <text:p text:style-name="P9"><text:span text:style-name="Strong_20_Emphasis">Problem:</text:span> Korisnik unosi GPS koordinate kluba, ali ne zna u kojoj je županiji.</text:p>
        </text:list-item>
        <text:list-item>
          <text:p text:style-name="P9"><text:span text:style-name="Strong_20_Emphasis">Rješenje:</text:span> Okidač se aktivira prije unosa (BEFORE INSERT). Iterira kroz tablicu regija i koristi funkciju ST_Intersects (ili ST_Covers) kako bi pronašao poligon koji sadrži točku nastupa. Zatim automatski popunjava stupac regija_id.</text:p>
        </text:list-item>
        <text:list-item>
          <text:p text:style-name="P9">Dodatno, okidač generira tsvector za naprednu tekstualnu pretragu (ignuriranje kvačica, stemming).</text:p>
        </text:list-item>
      </text:list>
      <text:p text:style-name="Text_20_body">Drugi okidač, trg_check_datum, sprječava "Double Booking" – baci iznimku (Error) ako se pokuša unijeti nastup na datum koji je već zauzet.</text:p>
      <text:h text:style-name="P5" text:outline-level="3">4.2. Pogledi (Views) - Analitika</text:h>
      <text:p text:style-name="Text_20_body">Kreiran je pogled pogled_financije_regije koji služi kao izvještaj za Dashboard.</text:p>
      <text:list text:style-name="L5">
        <text:list-item>
          <text:p text:style-name="P10">Koristi agregacijske funkcije (SUM, COUNT) grupirane po regijama.</text:p>
        </text:list-item>
        <text:list-item>
          <text:p text:style-name="P10">Poziva skalarnu funkciju izracunaj_neto() unutar upita kako bi transformirao bruto iznos honorara u neto zaradu.</text:p>
        </text:list-item>
        <text:list-item>
          <text:p text:style-name="P10">Ovaj pristup omogućuje da backend (Python) samo dohvati podatke (SELECT * FROM view), bez potrebe za složenim kalkulacijama u aplikaciji.</text:p>
        </text:list-item>
      </text:list>
      <text:h text:style-name="P5" text:outline-level="3">4.3. Pohranjene Procedure - Obrada podataka</text:h>
      <text:p text:style-name="Text_20_body">Implementirana je procedura generiraj_rutu(naziv_turneje).</text:p>
      <text:list text:style-name="L6">
        <text:list-item>
          <text:p text:style-name="P11">Ona dohvaća sve točke iz tablice lokacija, sortira ih kronološki po datumu nastupa.</text:p>
        </text:list-item>
        <text:list-item>
          <text:p text:style-name="P11">Koristi PostGIS funkciju ST_MakeLine za spajanje točaka u jednu liniju (LineString).</text:p>
        </text:list-item>
        <text:list-item>
          <text:p text:style-name="P11">Izračunava ukupnu duljinu rute u kilometrima koristeći ST_Length nad sferoidom (geography tip) i pohranjuje rezultat u tablicu turneja.</text:p>
        </text:list-item>
      </text:list>
      <text:h text:style-name="P5" text:outline-level="3">4.4. Aplikacijsko sučelje (Web)</text:h>
      <text:p text:style-name="Text_20_body">Backend je realiziran u <text:span text:style-name="Strong_20_Emphasis">Flasku</text:span> koji izlaže REST API endpointe. Podaci se šalju u <text:span text:style-name="Strong_20_Emphasis">GeoJSON</text:span> formatu. Frontend koristi <text:span text:style-name="Strong_20_Emphasis">Leaflet.js</text:span> za prikaz slojeva (poligoni regija, linija rute, markeri lokacija) te <text:span text:style-name="Strong_20_Emphasis">Bootstrap</text:span> za responzivni dizajn.</text:p>
      <text:p text:style-name="P1"/>
      <text:h text:style-name="P3" text:outline-level="2">5. Primjeri korištenja</text:h>
      <text:p text:style-name="Text_20_body"><text:span text:style-name="Strong_20_Emphasis">Scenarij 1: Unos nove gaže i automatsko lociranje</text:span></text:p>
      <text:list text:style-name="L7">
        <text:list-item>
          <text:p text:style-name="P12"><text:soft-page-break/>Korisnik putem API-ja šalje podatke za nastup u klubu "Barfly" u Varaždinu (koordinate 16.33, 46.30).</text:p>
        </text:list-item>
        <text:list-item>
          <text:p text:style-name="P12">Baza aktivira Trigger. Trigger provjerava geometriju i shvaća da te koordinate pripadaju poligonu "Varaždinska županija".</text:p>
        </text:list-item>
        <text:list-item>
          <text:p text:style-name="P12">Zapis se sprema, a polje regija_id je automatski popunjeno.</text:p>
        </text:list-item>
      </text:list>
      <text:p text:style-name="Text_20_body"><text:span text:style-name="Strong_20_Emphasis">Scenarij 2: Financijski Dashboard</text:span></text:p>
      <text:list text:style-name="L8">
        <text:list-item>
          <text:p text:style-name="P13">Korisnik otvara web aplikaciju.</text:p>
        </text:list-item>
        <text:list-item>
          <text:p text:style-name="P13">Frontend šalje upit na /api/finance.</text:p>
        </text:list-item>
        <text:list-item>
          <text:p text:style-name="P13">Baza izvršava upit nad pogledom pogled_financije_regije i vraća JSON: [{"regija": "Grad Zagreb", "neto": 1500.00, "status": "Visoka profitabilnost"}, ...].</text:p>
        </text:list-item>
        <text:list-item>
          <text:p text:style-name="P13">Korisnik vidi tablicu zarade bez potrebe za ručnim računanjem.</text:p>
        </text:list-item>
      </text:list>
      <text:p text:style-name="Text_20_body"><text:span text:style-name="Strong_20_Emphasis">Scenarij 3: Vizualizacija Rute</text:span></text:p>
      <text:list text:style-name="L9">
        <text:list-item>
          <text:p text:style-name="P14">Korisnik želi vidjeti putanju turneje.</text:p>
        </text:list-item>
        <text:list-item>
          <text:p text:style-name="P14">Aplikacija dohvaća LineString iz tablice turneja.</text:p>
        </text:list-item>
        <text:list-item>
          <text:p text:style-name="P14">Leaflet mapa iscrtava isprekidanu crnu liniju koja povezuje Krapinu, Varaždin i Zagreb, vizualizirajući logički slijed putovanja.</text:p>
        </text:list-item>
      </text:list>
      <text:p text:style-name="P1"/>
      <text:h text:style-name="P3" text:outline-level="2">6. Zaključak</text:h>
      <text:p text:style-name="P6">Projekt "DJ Tour Manager" uspješno integrira moderne web tehnologije s naprednim sustavom za upravljanje prostornim bazama podataka. Korištenjem PostGIS-a, složeni geometrijski problemi (poput <text:span text:style-name="T1">Point-in-Polygon</text:span> pretrage i generiranja ruta) riješeni su na razini baze podataka, što osigurava visoke performanse i konzistentnost podataka.</text:p>
      <text:p text:style-name="Text_20_body">Implementacija "Bulletproof" logike u okidačima osigurava stabilnost sustava čak i u rubnim slučajevima, a korištenje pogleda i procedura olakšava održavanje i buduću nadogradnju sustava. Projekt zadovoljava sve uvjete naprednog korištenja baza podataka u realnom, primjenjivom scenariju.</text:p>
      <text:p text:style-name="P1"/>
      <text:h text:style-name="P3" text:outline-level="2">7. Literatura</text:h>
      <text:list text:style-name="L10">
        <text:list-item>
          <text:p text:style-name="P15"><text:span text:style-name="Strong_20_Emphasis">PostGIS Project.</text:span> (2024). <text:span text:style-name="T1">PostGIS 3.4.1 Manual</text:span>. Preuzeto s <text:a xlink:type="simple" xlink:href="https://www.google.com/url?sa=E&amp;q=https%3A%2F%2Fpostgis.net%2Fdocs%2F" office:target-frame-name="_blank" xlink:show="new" text:style-name="Internet_20_link" text:visited-style-name="Visited_20_Internet_20_Link">https://postgis.net/docs/</text:a></text:p>
          <text:list>
            <text:list-item>
              <text:p text:style-name="P16">Korišteno za dokumentaciju funkcija ST_Intersects, ST_MakeLine, ST_Length.</text:p>
            </text:list-item>
          </text:list>
        </text:list-item>
        <text:list-item>
          <text:p text:style-name="P15"><text:span text:style-name="Strong_20_Emphasis">PostgreSQL Global Development Group.</text:span> (2024). <text:span text:style-name="T1">PostgreSQL 16 Documentation: PL/pgSQL - SQL Procedural Language</text:span>. <text:a xlink:type="simple" xlink:href="https://www.google.com/url?sa=E&amp;q=https%3A%2F%2Fwww.postgresql.org%2Fdocs%2Fcurrent%2Fplpgsql.html" office:target-frame-name="_blank" xlink:show="new" text:style-name="Internet_20_link" text:visited-style-name="Visited_20_Internet_20_Link">https://www.postgresql.org/docs/current/plpgsql.html</text:a></text:p>
          <text:list>
            <text:list-item>
              <text:p text:style-name="P16">Referenca za sintaksu triggera i pohranjenih procedura.</text:p>
            </text:list-item>
          </text:list>
        </text:list-item>
        <text:list-item>
          <text:p text:style-name="P15"><text:span text:style-name="Strong_20_Emphasis">Grinberg, M.</text:span> (2018). <text:span text:style-name="T1">Flask Web Development: Developing Web Applications with Python</text:span>. O'Reilly Media.</text:p>
          <text:list>
            <text:list-item>
              <text:p text:style-name="P16"><text:soft-page-break/>Literatura za razvoj REST API-ja.</text:p>
            </text:list-item>
          </text:list>
        </text:list-item>
        <text:list-item>
          <text:p text:style-name="P15"><text:span text:style-name="Strong_20_Emphasis">Leaflet JS.</text:span> (2023). <text:span text:style-name="T1">Leaflet API Reference</text:span>. <text:a xlink:type="simple" xlink:href="https://www.google.com/url?sa=E&amp;q=https%3A%2F%2Fleafletjs.com%2Freference.html" office:target-frame-name="_blank" xlink:show="new" text:style-name="Internet_20_link" text:visited-style-name="Visited_20_Internet_20_Link">https://leafletjs.com/reference.html</text:a></text:p>
          <text:list>
            <text:list-item>
              <text:p text:style-name="P16">Dokumentacija za vizualizaciju GeoJSON podataka na webu.</text:p>
            </text:list-item>
          </text:list>
        </text:list-item>
        <text:list-item>
          <text:p text:style-name="P15"><text:span text:style-name="Strong_20_Emphasis">Open Geospatial Consortium.</text:span> (2011). <text:span text:style-name="T1">OGC Simple Feature Access - Part 1: Common Architecture</text:span>.</text:p>
          <text:list>
            <text:list-item>
              <text:p text:style-name="P16">Standardi za geometrijske tipove podataka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5:34:43.609480020</meta:creation-date>
    <dc:date>2026-01-12T16:34:36.585739058</dc:date>
    <meta:editing-duration>PT49M25S</meta:editing-duration>
    <meta:editing-cycles>2</meta:editing-cycles>
    <meta:generator>LibreOffice/25.8.4.2$Linux_X86_64 LibreOffice_project/0366609b1de41a39e1896ae41e33c673f2a73802</meta:generator>
    <meta:document-statistic meta:table-count="0" meta:image-count="0" meta:object-count="0" meta:page-count="5" meta:paragraph-count="87" meta:word-count="1098" meta:character-count="8191" meta:non-whitespace-character-count="7225"/>
  </office:meta>
</office:document-meta>
</file>